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table:align="left" style:writing-mode="lr-tb"/>
    </style:style>
    <style:style style:name="Table1.A" style:family="table-column">
      <style:table-column-properties style:column-width="1.332cm" style:rel-column-width="5816*"/>
    </style:style>
    <style:style style:name="Table1.B" style:family="table-column">
      <style:table-column-properties style:column-width="13.668cm" style:rel-column-width="59718*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>
        <style:tab-stops>
          <style:tab-stop style:position="1.508cm"/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2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2pt" style:font-size-asian="12pt" style:font-name-complex="Arial2" style:font-size-complex="12pt"/>
    </style:style>
    <style:style style:name="P6" style:family="paragraph" style:parent-style-name="Standard">
      <style:paragraph-properties fo:text-align="center" style:justify-single-word="false"/>
      <style:text-properties officeooo:rsid="000bd477" officeooo:paragraph-rsid="000bd477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fo:font-size="12pt" officeooo:rsid="000c7efb" officeooo:paragraph-rsid="000c7efb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1" fo:font-size="12pt" style:font-size-asian="12pt" style:font-size-complex="12pt"/>
    </style:style>
    <style:style style:name="P9" style:family="paragraph" style:parent-style-name="Standard">
      <style:text-properties style:font-name="Arial1" fo:font-size="12pt" officeooo:rsid="0011b0f2" officeooo:paragraph-rsid="0011b0f2" style:font-size-asian="12pt" style:font-size-complex="12pt"/>
    </style:style>
    <style:style style:name="P10" style:family="paragraph" style:parent-style-name="Standard">
      <style:text-properties style:font-name="Arial1" fo:font-size="12pt" officeooo:rsid="0016c378" officeooo:paragraph-rsid="0016c378" style:font-size-asian="12pt" style:font-size-complex="12pt"/>
    </style:style>
    <style:style style:name="P11" style:family="paragraph" style:parent-style-name="Standard">
      <style:text-properties style:font-name="Arial1" fo:font-size="12pt" officeooo:paragraph-rsid="0014b7fa" style:font-size-asian="12pt" style:font-size-complex="12pt"/>
    </style:style>
    <style:style style:name="P12" style:family="paragraph" style:parent-style-name="Standard">
      <style:text-properties officeooo:rsid="0011b0f2" officeooo:paragraph-rsid="0011b0f2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1" fo:font-size="12pt" style:font-size-asian="12pt" style:font-name-complex="Arial2" style:font-size-complex="12pt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1" fo:font-size="12pt" officeooo:paragraph-rsid="0010156a" style:font-size-asian="12pt" style:font-name-complex="Arial2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rsid="0014b7fa" officeooo:paragraph-rsid="0014b7fa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rsid="001331b5" officeooo:paragraph-rsid="001331b5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rsid="001331b5" officeooo:paragraph-rsid="001331b5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rsid="0014b7fa" officeooo:paragraph-rsid="0014b7fa"/>
    </style:style>
    <style:style style:name="P19" style:family="paragraph" style:parent-style-name="Standard">
      <style:paragraph-properties fo:margin-left="1.251cm" fo:margin-right="0cm" fo:line-height="150%" fo:text-align="justify" style:justify-single-word="false" fo:text-indent="-0.762cm" style:auto-text-indent="false"/>
      <style:text-properties style:font-name="Arial1" fo:font-size="12pt" officeooo:paragraph-rsid="000c7efb" style:font-size-asian="12pt" style:font-size-complex="12pt"/>
    </style:style>
    <style:style style:name="P20" style:family="paragraph" style:parent-style-name="Standard">
      <style:paragraph-properties fo:margin-left="0.101cm" fo:margin-right="0cm" fo:line-height="150%" fo:text-align="justify" style:justify-single-word="false" fo:orphans="2" fo:widows="2" fo:text-indent="0cm" style:auto-text-indent="false" style:writing-mode="lr-tb"/>
      <style:text-properties style:font-name="Arial1" fo:font-size="12pt" fo:font-weight="normal" officeooo:rsid="000c7efb" officeooo:paragraph-rsid="000c7ef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line-height="150%" fo:text-align="justify" style:justify-single-word="false" fo:orphans="2" fo:widows="2" fo:text-indent="1.401cm" style:auto-text-indent="false" style:writing-mode="lr-tb"/>
      <style:text-properties style:font-name="Arial1" fo:font-size="12pt" fo:font-weight="normal" officeooo:rsid="000c7efb" officeooo:paragraph-rsid="000c7efb" style:font-size-asian="12pt" style:font-weight-asian="normal" style:font-size-complex="12pt" style:font-weight-complex="normal"/>
    </style:style>
    <style:style style:name="P22" style:family="paragraph" style:parent-style-name="Standard" style:master-page-name="">
      <style:paragraph-properties fo:margin-left="0.101cm" fo:margin-right="0cm" fo:line-height="150%" fo:text-align="justify" style:justify-single-word="false" fo:orphans="2" fo:widows="2" fo:text-indent="1.401cm" style:auto-text-indent="false" style:page-number="auto" style:writing-mode="lr-tb"/>
      <style:text-properties style:font-name="Arial1" fo:font-size="12pt" style:font-size-asian="12pt" style:font-size-complex="12pt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style:font-size-asian="12pt" style:font-name-complex="Arial2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2pt" officeooo:rsid="000bd477" officeooo:paragraph-rsid="000bd477" style:font-size-asian="12pt" style:font-name-complex="Arial2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2" style:font-size-complex="12p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Arial" officeooo:rsid="000bd477" officeooo:paragraph-rsid="000bd477" style:font-name-complex="Arial2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fo:color="#000000" style:font-name="Arial1" fo:font-size="12pt" style:font-size-asian="12pt" style:font-name-complex="Arial2" style:font-size-complex="12pt"/>
    </style:style>
    <style:style style:name="P28" style:family="paragraph" style:parent-style-name="Standard" style:list-style-name="WWNum2" style:master-page-name="">
      <style:paragraph-properties fo:margin-left="0cm" fo:margin-right="0cm" fo:line-height="150%" fo:text-align="justify" style:justify-single-word="false" fo:orphans="2" fo:widows="2" fo:text-indent="1.3cm" style:auto-text-indent="false" style:page-number="auto" style:writing-mode="lr-tb">
        <style:tab-stops>
          <style:tab-stop style:position="-0.212cm"/>
        </style:tab-stops>
      </style:paragraph-properties>
      <style:text-properties style:font-name="Arial1" fo:font-size="12pt" officeooo:paragraph-rsid="000c7efb" style:font-size-asian="12pt" style:font-size-complex="12pt"/>
    </style:style>
    <style:style style:name="P29" style:family="paragraph" style:parent-style-name="Standard" style:list-style-name="WWNum2">
      <style:paragraph-properties fo:margin-left="0cm" fo:margin-right="0cm" fo:line-height="150%" fo:text-align="justify" style:justify-single-word="false" fo:orphans="2" fo:widows="2" fo:text-indent="1.3cm" style:auto-text-indent="false" style:writing-mode="lr-tb">
        <style:tab-stops>
          <style:tab-stop style:position="-0.212cm"/>
        </style:tab-stops>
      </style:paragraph-properties>
      <style:text-properties fo:color="#000000" style:font-name="Arial1" fo:font-size="12pt" officeooo:rsid="000bd477" officeooo:paragraph-rsid="000c7efb" style:font-size-asian="12pt" style:font-name-complex="Arial2" style:font-size-complex="12pt"/>
    </style:style>
    <style:style style:name="P3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1" fo:font-size="12pt" officeooo:rsid="000e1c20" officeooo:paragraph-rsid="0010156a" style:font-size-asian="12pt" style:font-name-complex="Arial2" style:font-size-complex="12pt"/>
    </style:style>
    <style:style style:name="P31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1" fo:font-size="12pt" officeooo:rsid="0010156a" officeooo:paragraph-rsid="0010156a" style:font-size-asian="12pt" style:font-name-complex="Arial2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rsid="0014b7fa" officeooo:paragraph-rsid="0014b7fa" style:font-size-asian="12pt" style:font-size-complex="12pt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officeooo:rsid="00170e84" officeooo:paragraph-rsid="00170e84" style:font-size-asian="12pt" style:font-name-complex="Arial2" style:font-size-complex="12pt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Heading_20_2" style:list-style-name="WWNum2">
      <style:paragraph-properties fo:margin-left="1.251cm" fo:margin-right="0cm" fo:line-height="150%" fo:text-align="justify" style:justify-single-word="false" fo:text-indent="-0.762cm" style:auto-text-indent="false"/>
      <style:text-properties style:font-name="Arial1" fo:font-size="12pt" style:font-size-asian="12pt" style:font-size-complex="12pt"/>
    </style:style>
    <style:style style:name="P36" style:family="paragraph" style:parent-style-name="Heading_20_2" style:list-style-name="WWNum2">
      <style:paragraph-properties fo:margin-left="1.251cm" fo:margin-right="0cm" fo:line-height="150%" fo:text-align="justify" style:justify-single-word="false" fo:text-indent="-0.762cm" style:auto-text-indent="false"/>
      <style:text-properties style:font-name="Arial1" fo:font-size="12pt" officeooo:paragraph-rsid="000c7efb" style:font-size-asian="12pt" style:font-size-complex="12pt"/>
    </style:style>
    <style:style style:name="P37" style:family="paragraph" style:parent-style-name="Heading_20_2" style:list-style-name="WWNum2">
      <style:paragraph-properties fo:margin-left="1cm" fo:margin-right="0cm" fo:line-height="150%" fo:text-align="justify" style:justify-single-word="false" fo:text-indent="-0.762cm" style:auto-text-indent="false"/>
      <style:text-properties style:font-name="Arial1" fo:font-size="12pt" style:font-size-asian="12pt" style:font-name-complex="Arial2" style:font-size-complex="12pt"/>
    </style:style>
    <style:style style:name="P38" style:family="paragraph" style:parent-style-name="Heading_20_1" style:list-style-name="WWNum4">
      <style:paragraph-properties fo:margin-left="1.251cm" fo:margin-right="0cm" fo:text-indent="-0.635cm" style:auto-text-indent="false"/>
    </style:style>
    <style:style style:name="P39" style:family="paragraph" style:parent-style-name="Heading_20_1" style:master-page-name="Converted4">
      <style:paragraph-properties style:page-number="auto"/>
      <style:text-properties style:font-name-complex="Arial2" style:font-size-complex="12pt"/>
    </style:style>
    <style:style style:name="P40" style:family="paragraph">
      <style:paragraph-properties fo:text-align="start"/>
      <style:text-properties fo:font-size="18pt"/>
    </style:style>
    <style:style style:name="T1" style:family="text">
      <style:text-properties style:font-name="Arial" fo:font-size="12pt" style:font-size-asian="12pt" style:font-name-complex="Arial2" style:font-size-complex="12pt"/>
    </style:style>
    <style:style style:name="T2" style:family="text">
      <style:text-properties style:font-name="Arial" fo:font-size="12pt" officeooo:rsid="000bd477" style:font-size-asian="12pt" style:font-name-complex="Arial2" style:font-size-complex="12pt"/>
    </style:style>
    <style:style style:name="T3" style:family="text">
      <style:text-properties fo:color="#000000" style:font-name="Arial" fo:font-size="12pt" style:font-size-asian="12pt" style:font-name-complex="Arial2" style:font-size-complex="12pt"/>
    </style:style>
    <style:style style:name="T4" style:family="text">
      <style:text-properties fo:color="#000000" style:font-name="Arial" fo:font-size="12pt" officeooo:rsid="000c7efb" style:font-size-asian="12pt" style:font-name-complex="Arial2" style:font-size-complex="12pt"/>
    </style:style>
    <style:style style:name="T5" style:family="text">
      <style:text-properties fo:color="#000000" officeooo:rsid="000bd477" style:font-name-complex="Arial2"/>
    </style:style>
    <style:style style:name="T6" style:family="text">
      <style:text-properties fo:color="#000000" officeooo:rsid="000c7efb" style:font-name-complex="Arial2"/>
    </style:style>
    <style:style style:name="T7" style:family="text">
      <style:text-properties style:font-name-complex="Arial2"/>
    </style:style>
    <style:style style:name="T8" style:family="text">
      <style:text-properties officeooo:rsid="001203b2" style:font-name-complex="Arial2"/>
    </style:style>
    <style:style style:name="T9" style:family="text">
      <style:text-properties fo:font-weight="bold"/>
    </style:style>
    <style:style style:name="T10" style:family="text">
      <style:text-properties fo:font-weight="bold" officeooo:rsid="0014b7fa" style:font-weight-asian="bold" style:font-weight-complex="bold"/>
    </style:style>
    <style:style style:name="T11" style:family="text">
      <style:text-properties fo:color="#0d0d0d" style:font-name-complex="Arial2" style:font-size-complex="12pt"/>
    </style:style>
    <style:style style:name="T12" style:family="text">
      <style:text-properties officeooo:rsid="000e1c20"/>
    </style:style>
    <style:style style:name="T13" style:family="text">
      <style:text-properties officeooo:rsid="0011b0f2"/>
    </style:style>
    <style:style style:name="T14" style:family="text">
      <style:text-properties officeooo:rsid="001203b2"/>
    </style:style>
    <style:style style:name="T15" style:family="text">
      <style:text-properties officeooo:rsid="001331b5"/>
    </style:style>
    <style:style style:name="T16" style:family="text">
      <style:text-properties officeooo:rsid="0014b7fa"/>
    </style:style>
    <style:style style:name="T17" style:family="text">
      <style:text-properties style:font-name="Arial1" fo:font-size="12pt" style:font-size-asian="12pt" style:font-size-complex="12pt"/>
    </style:style>
    <style:style style:name="T18" style:family="text">
      <style:text-properties fo:font-style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71cm" svg:stroke-color="#ffffff" draw:fill="solid" draw:fill-color="#ffffff" draw:textarea-vertical-align="top" draw:auto-grow-height="false" fo:min-height="0.605cm" fo:min-width="1.48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-start text:name="_Toc336620698"/><text:bookmark-start text:name="_Toc336620427"/><text:bookmark-start text:name="_Toc336620307"/><text:bookmark-start text:name="_Toc336620045"/><text:bookmark-start text:name="_Toc335746880"/><text:bookmark-start text:name="_Toc355121368"/><text:bookmark-start text:name="_Toc355122277"/><text:bookmark-start text:name="_Toc355122375"/>UNIVERSIDADE DA REGIÃO DE JOINVILLE – UNIVILLE<text:bookmark-end text:name="_Toc336620698"/><text:bookmark-end text:name="_Toc336620427"/><text:bookmark-end text:name="_Toc336620307"/><text:bookmark-end text:name="_Toc336620045"/><text:bookmark-end text:name="_Toc335746880"/><text:bookmark-end text:name="_Toc355121368"/><text:bookmark-end text:name="_Toc355122277"/><text:bookmark-end text:name="_Toc355122375"/></text:p>
      <text:p text:style-name="P3"><text:span text:style-name="T1">BACHARELADO EM </text:span><text:span text:style-name="T2">ENGENHARIA DE SOFTWARE</text:span></text:p>
      <text:p text:style-name="P4"/>
      <text:p text:style-name="P4"/>
      <text:p text:style-name="P4"/>
      <text:p text:style-name="P4"/>
      <text:p text:style-name="P4"/>
      <text:p text:style-name="P5"/>
      <text:p text:style-name="P6"><text:span text:style-name="T3">ANÁLISE DE MÉTODOS</text:span><text:span text:style-name="T4"> E FERRAMENTAS</text:span><text:span text:style-name="T3"> </text:span><text:span text:style-name="T4">DE</text:span><text:span text:style-name="T3"> DESENVOLVIMENTO DE DOCUMENTAÇÃO EM METODOLOGIAS ÁGEIS </text:span></text:p>
      <text:p text:style-name="P4"/>
      <text:p text:style-name="P4"/>
      <text:p text:style-name="P4"><text:bookmark-start text:name="_Toc336620703"/><text:bookmark-start text:name="_Toc336620432"/><text:bookmark-start text:name="_Toc336620312"/><text:bookmark-start text:name="_Toc336620050"/><text:bookmark-start text:name="_Toc335746885"/></text:p>
      <text:p text:style-name="P4"/>
      <text:p text:style-name="P24"><text:bookmark-end text:name="_Toc336620703"/><text:bookmark-end text:name="_Toc336620432"/><text:bookmark-end text:name="_Toc336620312"/><text:bookmark-end text:name="_Toc336620050"/><text:bookmark-end text:name="_Toc335746885"/>JONATHAN JUARES BEBER</text:p>
      <text:p text:style-name="P24">Anderson</text:p>
      <text:p text:style-name="P4">Projeto Integrador</text:p>
      <text:p text:style-name="P4"/>
      <text:p text:style-name="P4"/>
      <text:p text:style-name="P4"/>
      <text:p text:style-name="P4"/>
      <text:p text:style-name="P4"/>
      <text:p text:style-name="P4"/>
      <text:p text:style-name="P4"><text:bookmark-start text:name="_Toc336620705"/><text:bookmark-start text:name="_Toc336620434"/><text:bookmark-start text:name="_Toc336620314"/><text:bookmark-start text:name="_Toc336620052"/><text:bookmark-start text:name="_Toc335746889"/><text:bookmark-start text:name="_Toc355121371"/><text:bookmark-start text:name="_Toc355122280"/><text:bookmark-start text:name="_Toc355122378"/>Joinville – SC<text:bookmark-end text:name="_Toc336620705"/><text:bookmark-end text:name="_Toc336620434"/><text:bookmark-end text:name="_Toc336620314"/><text:bookmark-end text:name="_Toc336620052"/><text:bookmark-end text:name="_Toc335746889"/><text:bookmark-end text:name="_Toc355121371"/><text:bookmark-end text:name="_Toc355122280"/><text:bookmark-end text:name="_Toc355122378"/></text:p>
      <text:p text:style-name="P26"><draw:custom-shape text:anchor-type="paragraph" draw:z-index="0" draw:name="Retângulo 1" draw:style-name="gr1" draw:text-style-name="P40" svg:width="1.987cm" svg:height="0.854cm" svg:x="13.848cm" svg:y="1.603cm"><text:p/><draw:enhanced-geometry draw:mirror-horizontal="false" draw:mirror-vertical="false" svg:viewBox="0 0 1988 855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2015</text:p>
      <text:p text:style-name="P26"/>
      <text:list xml:id="list1868444852055945437" text:style-name="WWNum4">
        <text:list-item>
          <text:h text:style-name="P38" text:outline-level="1"><text:bookmark-start text:name="_Toc411849720"/><text:bookmark-start text:name="_Toc325733151"/><text:bookmark-start text:name="_Toc338744490"/><text:bookmark-start text:name="_Toc338744690"/><text:bookmark-start text:name="_Toc338744724"/><text:bookmark-start text:name="_Toc338834217"/><text:bookmark-start text:name="_Toc338834458"/><text:bookmark-start text:name="_Toc342329928"/><text:soft-page-break/><text:span text:style-name="T11">DEFINIÇÃO DO </text:span><text:bookmark-end text:name="_Toc325733151"/><text:bookmark-end text:name="_Toc338744490"/><text:bookmark-end text:name="_Toc338744690"/><text:bookmark-end text:name="_Toc338744724"/><text:bookmark-end text:name="_Toc338834217"/><text:bookmark-end text:name="_Toc338834458"/><text:bookmark-end text:name="_Toc342329928"/><text:span text:style-name="T11">PROJETO</text:span><text:bookmark-end text:name="_Toc411849720"/></text:h>
        </text:list-item>
      </text:list>
      <text:p text:style-name="P8"/>
      <text:list xml:id="list74442399637743628" text:style-name="WWNum2">
        <text:list-item>
          <text:list>
            <text:list-item>
              <text:h text:style-name="P36" text:outline-level="2"><text:bookmark-start text:name="_Toc342329929"/><text:bookmark-start text:name="_Toc411849721"/>Título<text:bookmark-end text:name="_Toc411849721"/></text:h>
            </text:list-item>
          </text:list>
        </text:list-item>
      </text:list>
      <text:p text:style-name="P19"/>
      <text:list xml:id="list225644644137351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8"><text:span text:style-name="T5"><text:s text:c="10"/>Análise de métodos</text:span><text:span text:style-name="T6"> e ferramentas</text:span><text:span text:style-name="T5"> </text:span><text:span text:style-name="T6">de</text:span><text:span text:style-name="T5"> desenvolvimento de documentação em metodologias ágeis.</text:span></text:p>
                                          <text:p text:style-name="P29"/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h text:style-name="P35" text:outline-level="2"><text:bookmark-start text:name="_Toc411849722"/>Tema<text:bookmark-end text:name="_Toc411849722"/></text:h>
            </text:list-item>
          </text:list>
        </text:list-item>
      </text:list>
      <text:p text:style-name="P8"/>
      <text:p text:style-name="P7"><text:tab/>Um produto de software é caracterizado por diversas partes e entre elas está enquadrada a documentação. <text:span text:style-name="T13">A documentação mais do que parte do produto de software, é parte essencial dos requisitos de qualidade do mesmo. Nesse momento não está sendo citado a documentação para clientes, e sim a documentação da aplicação para equipe técnica e gerencial responsável pelo software.</text:span></text:p>
      <text:p text:style-name="P7"><text:tab/>Atualmente a utilização de métodos ágeis está mais comu<text:span text:style-name="T13">m</text:span>, prevalecendo o desenvolvimento de forma rápida e eficaz, resuzindo tempos de entrega e prazos. <text:span text:style-name="T13">Essa nova metodologia também engloba a definição de que é necessário mais atenção ao software funcional como um todo do que documentação compreensiva. </text:span><text:s/></text:p>
      <text:p text:style-name="P7"><text:tab/>Dessa forma o tema proposto visa analisar os métodos e ferramentas que possam ser utilizados em conjunto com um gerencimento ágil de projeto de software, <text:span text:style-name="T14">trazendo a capacidade de equipes de manutenção, implantação e personalização do software serem capazes de compreender o processo de desenvolvimento e detalhes da funcionalidade do produto sem a necessidade de analisar todo o código, o que muitas vezes não se torna possível e traz sérios riscos para segurança da aplicação ou agride regras de modularização do código. </text:span></text:p>
      <text:p text:style-name="P7"/>
      <text:list xml:id="list225643976401890" text:continue-numbering="true" text:style-name="WWNum2">
        <text:list-item>
          <text:list>
            <text:list-item>
              <text:h text:style-name="P35" text:outline-level="2"><text:bookmark-start text:name="_Toc411849723"/><text:soft-page-break/>P<text:bookmark-end text:name="_Toc342329929"/>roblema<text:bookmark-end text:name="_Toc411849723"/></text:h>
            </text:list-item>
          </text:list>
        </text:list-item>
      </text:list>
      <text:p text:style-name="P13"/>
      <text:p text:style-name="P14"><text:tab/><text:span text:style-name="T12">A documentação de software vem sendo tranformada pela utilização de metodologia ágeis de gerenciamento de projetos de software, como o Scrum. Essas metodologias trazem em si a ideia de não serem como as metodologias tradicionais, também chamadas de “metodologias baseadas em documentação.” </text:span></text:p>
      <text:p text:style-name="P14"/>
      <text:p text:style-name="P30"><text:tab/>As metodologias mais tradicionais acabavam <text:s/>por engessar o desenvolvimento, tornando-o demorado e cheio de processos lentos, muitas vezes, gerando documentação desnecessária. Cabe relembrar que o uso dessas metodologias é extramente necessário em casos de sistemas críticos. A quebra de paradigma, saindo de meotodologias tradicionais para novas metodologias traz alguns pontos que merecem destaque:</text:p>
      <text:p text:style-name="P14"/>
      <text:list xml:id="list6959408418895033978" text:style-name="L1">
        <text:list-item>
          <text:p text:style-name="P31"><text:tab/>Como gerar documentação, de forma ágil, sem engessar o desenvolvimento, <text:span text:style-name="T13">porém, provendo todas as informações necessárias para equipes de implantação, manutenção conseguirem realizar suas tarefas, incluindo pequenas personalizações? </text:span></text:p>
          <text:p text:style-name="P31"/>
        </text:list-item>
        <text:list-item>
          <text:p text:style-name="P31"><text:tab/><text:span text:style-name="T13">Quais os métodos e ferramentas disponíveis que podem ser utilizados junto a metodologias ágeis, capazes de gerar documentação também de forma ágil?</text:span></text:p>
          <text:p text:style-name="P31"/>
        </text:list-item>
        <text:list-item>
          <text:p text:style-name="P31"><text:tab/><text:span text:style-name="T13">Qual a melhor forma de avaliar ferramentas e métodos já especificados?</text:span></text:p>
          <text:p text:style-name="P27"/>
        </text:list-item>
      </text:list>
      <text:list xml:id="list225645107700855" text:continue-list="list225643976401890" text:style-name="WWNum2">
        <text:list-item>
          <text:list>
            <text:list-item>
              <text:h text:style-name="P37" text:outline-level="2"><text:bookmark-start text:name="_Toc411849726"/><text:bookmark text:name="_Toc411849724"/>Justificativa<text:bookmark-end text:name="_Toc411849726"/></text:h>
            </text:list-item>
          </text:list>
        </text:list-item>
      </text:list>
      <text:p text:style-name="P22"/>
      <text:p text:style-name="P20"><text:span text:style-name="T7"><text:tab/>A utlização de métodos ágeis traz como padrão a norma de que o próprio código é a documentação. Essa prática au</text:span><text:span text:style-name="T8">x</text:span><text:span text:style-name="T7">ilia no desenvovlimento de forma rápida e em teoria força o desenvolvedor para utilização de boas práticas em seu código.</text:span></text:p>
      <text:p text:style-name="P20"><text:soft-page-break/><text:span text:style-name="T7"><text:tab/>Porém <text:s/>a documentação ainda se faz, muitas vezes, necesária. Sem ela equipes de suporte necessitariam analisar todo o código para realizar implantações de funcionalidades ou pequenas personalições. </text:span><text:span text:style-name="T8">O manifesto ágil deixa claro que o software funcionalé mais importante do que a documentação clara, porém, a probletimzação já apresentada demonstra a necessidade da documentação e a necessidade de um processo capaz de gerar documentação também de forma ágil. </text:span></text:p>
      <text:p text:style-name="P21"><text:span text:style-name="T7">As práticas e ferramentas para geraç</text:span><text:span text:style-name="T8">ão</text:span><text:span text:style-name="T7"> de documentação auxiliam a cumprir essa tarefa de forma prática, não comprometendo a agilidade do desenvolvimento e facilitando a manutenção, implantação e customização. </text:span><text:span text:style-name="T8">Porém é necessário um estudo voltado para as mesmas, definindo formas de comparação e qualidade, sem ferir o manifesto ágil.</text:span></text:p>
      <text:p text:style-name="P33">1.X Fundamentação Teórica</text:p>
      <text:p text:style-name="P33">A busca por mé</text:p>
      <text:p text:style-name="P33"/>
      <text:h text:style-name="P39" text:outline-level="1"><text:bookmark-start text:name="_Toc411849739"/>REFERÊNCIAS<text:bookmark-end text:name="_Toc411849739"/></text:h>
      <text:p text:style-name="P11"/>
      <text:p text:style-name="P11"><text:span text:style-name="T16">MACHADO, Marcos; MEDINA, Sérgio Gustavo. </text:span><text:span text:style-name="T10">SCRUM – Método Ágil</text:span><text:span text:style-name="T16">: uma mudança cultural na Gestão de Projetos de Desenvolvimento de Software. Intraciência, [s.l.], p.58-71, jul. 2009. Disponível em: &lt;http://www.faculdadedoguaruja.edu.br/revista/downloads/edicao12009/Artigo_5_Prof_Marcos.pdf&gt;. Acesso em: 9 mar. 2015.</text:span></text:p>
      <text:p text:style-name="P12"/>
      <text:p text:style-name="P9">ZANATTA, Alexandre Lazaretti; VILAIN, Patrícia. Uma análise do método ágil Scrum conforme abordagem nas áreas de processo Gerenciamento e Desenvolvimento de Requisitos do CMMI. In: <text:span text:style-name="T9">WER</text:span>. 2005. p. 209-220.</text:p>
      <text:p text:style-name="P10">RÊGO, Claudete M. et al. <text:span text:style-name="T9">Qualidade de software: visões de produto e processo de software</text:span>. CITS, 1997. <text:span text:style-name="T15">Disponível em: &lt;</text:span>https://xa.yimg.com/kq/groups/21646421/371309618/name/Modelos+de+Qualidade+de+Software.pdf<text:span text:style-name="T15">&gt;. Acesso em: 10 mar. 2015.</text:span></text:p>
      <text:p text:style-name="P17"><text:span text:style-name="T17">OLIVEIRA, Ebenezer Silva de. </text:span><text:span text:style-name="Strong_20_Emphasis"><text:span text:style-name="T17">Uso de Metodologias Ágeis no Desenvolvimento de Software. </text:span></text:span><text:span text:style-name="T17">2003. 38 f. Monografia (Especialização) - Curso de EspecializaÇÃo em InformÁtica: Ênfase: Engenharia de Software, Departamento de CiÊncia da ComputaÇÃo, Universidade Federal de Minas Gerais, Belo Horizonte, 2003. Disponível em: &lt;http://www.cpdee.ufmg.br/~renato/TesesEDissertacoesOrientadas/Monografia-EbenezerSilvaOliveira.pdf&gt;. Acesso em: 10 mar. 2015.</text:span></text:p>
      <text:p text:style-name="P17"/>
      <text:p text:style-name="P17"><text:span text:style-name="T17">SOARES, Michel dos Santos. Metodologias Ágeis Extreme Programming e Scrum para o Desenvolvimento de Software. </text:span><text:span text:style-name="Strong_20_Emphasis"><text:span text:style-name="T17">Resi: Revista Eletrônica de Sistemas de Informação, </text:span></text:span><text:span text:style-name="T17">Conselheiro Lafaiete, v. 3, n. 1, nov. 2004. Quadrimestral. Disponível em: &lt;http://189.16.45.2/ojs/index.php/reinfo/article/download/146/38&gt;. Acesso em: 3 mar. 2015.</text:span></text:p>
      <text:p text:style-name="P16"/>
      <text:p text:style-name="P18"><text:span text:style-name="T17">BISSI, Wilson. </text:span><text:span text:style-name="Strong_20_Emphasis"><text:span text:style-name="T17">SCRUM: </text:span></text:span><text:span text:style-name="T17">Metodologia de desenvolvimento ágil. 2007. 4 f. TCC (Graduação) - Curso de Tecnologia em Análise e Desenvolv Imento de<text:tab/> Sistemas, Centro Universitário de Maringá, Maringá, 2007. Disponível em: &lt;http://revista.grupointegrado.br/revista/index.php/campodigital/article/viewFile/312/146&gt;. Acesso em: 11 mar. 2015.</text:span></text:p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34"> </text:p>
            <text:p text:style-name="Table_20_Contents">COSTAL, Graziele Cristina Silveira Zerbini; TURRIONI, João Batista  and  MARTINS, Roberto Antonio. <text:span text:style-name="T9">Adaptação de um wiki para a informatização da documentação do sistema de gestão da qualidade </text:span>. <text:span text:style-name="T18">Gest. Prod.</text:span> [online]. 2013, vol.20, n.4, pp. 963-978. <text:soft-page-break/>ISSN 0104-530X.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auto-update="true" style:default-outline-level="3" style:list-style-name="" style:class="text">
      <style:paragraph-properties fo:margin-top="0.353cm" fo:margin-bottom="0cm" loext:contextual-spacing="false" fo:keep-together="always" fo:keep-with-next="always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weight-complex="bold"/>
    </style:style>
    <style:style style:name="SENAI-Estilo_20_Folha_20_de_20_Rosto" style:display-name="SENAI-Estilo Folha de Rosto" style:family="paragraph" style:default-outline-level="">
      <style:paragraph-properties fo:margin-top="0cm" fo:margin-bottom="0cm" loext:contextual-spacing="false" fo:line-height="150%" fo:text-align="center" style:justify-single-word="false" fo:orphans="0" fo:widows="0" fo:hyphenation-ladder-count="no-limit" style:writing-mode="lr-tb"/>
      <style:text-properties fo:text-transform="uppercase" style:font-name="Arial" fo:font-family="Arial" style:font-family-generic="roman" style:font-pitch="variable" fo:font-size="12pt" fo:font-weight="bold" style:font-name-asian="Bitstream Vera Sans" style:font-family-asian="'Bitstream Vera Sans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nts_20_1" style:display-name="Contents 1" style:family="paragraph" style:auto-update="true" style:default-outline-level="" style:class="index">
      <style:text-properties style:font-name="Arial" fo:font-family="Arial" style:font-family-generic="roman" style:font-pitch="variable" fo:font-size="12pt" fo:font-weight="bold" style:font-size-asian="12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auto-update="true" style:default-outline-level="" style:class="index">
      <style:paragraph-properties fo:line-height="150%">
        <style:tab-stops>
          <style:tab-stop style:position="1.164cm"/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0pt" style:font-style-complex="italic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Contents_20_3" style:display-name="Contents 3" style:family="paragraph" style:auto-update="true" style:default-outline-level="" style:class="index">
      <style:paragraph-properties>
        <style:tab-stops>
          <style:tab-stop style:position="2.328cm"/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fo:color="#365f91" style:font-name="Cambria" fo:font-family="Cambria" style:font-family-generic="roman" style:font-pitch="variable" fo:font-size="14pt" style:font-size-asian="14pt" style:language-asian="pt" style:country-asian="BR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3pt" style:font-weight-complex="bold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6699" style:text-line-through-style="none" style:text-line-through-type="none" fo:language="zxx" fo:country="none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Texto_20_sem_20_Formatação_20_Char" style:display-name="Texto sem Formatação Char" style:family="text" style:parent-style-name="Default_20_Paragraph_20_Font">
      <style:text-properties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hps" style:family="text" style:parent-style-name="Default_20_Paragraph_20_Fon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51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06cm" fo:margin-left="1.3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>
        <style:tab-stops>
          <style:tab-stop style:position="1.508cm"/>
          <style:tab-stop style:position="7.5cm" style:type="center"/>
          <style:tab-stop style:position="15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  <style:master-page style:name="Converted1" style:page-layout-name="Mpm1"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1">
      <style:footer>
        <text:p text:style-name="MP1"><text:page-number text:select-page="current">0</text:page-number></text:p>
        <text:p text:style-name="Footer"/>
      </style:footer>
    </style:master-page>
    <style:master-page style:name="Converted3" style:page-layout-name="Mpm1">
      <style:footer>
        <text:p text:style-name="MP1"><text:page-number text:select-page="current">0</text:page-number></text:p>
        <text:p text:style-name="Footer"/>
      </style:footer>
    </style:master-page>
    <style:master-page style:name="Converted4" style:page-layout-name="Mpm1">
      <style:footer>
        <text:p text:style-name="MP1"><text:page-number text:select-page="current">6</text:page-number></text:p>
        <text:p text:style-name="Footer"/>
      </style:footer>
    </style:master-page>
    <style:master-page style:name="Converted5" style:page-layout-name="Mpm1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yan Carlo da Silva</meta:initial-creator>
    <dc:creator>Jonathan Beber</dc:creator>
    <meta:editing-cycles>8</meta:editing-cycles>
    <meta:creation-date>2015-02-16T13:31:00</meta:creation-date>
    <dc:date>2015-04-13T22:56:43.094424320</dc:date>
    <meta:editing-duration>PT5H22M55S</meta:editing-duration>
    <meta:generator>LibreOffice/4.3.5.2.0$Linux_X86_64 LibreOffice_project/430$Build-2</meta:generator>
    <meta:document-statistic meta:table-count="1" meta:image-count="0" meta:object-count="0" meta:page-count="6" meta:paragraph-count="46" meta:word-count="823" meta:character-count="5957" meta:non-whitespace-character-count="5149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